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OW TO HANDLE THE SCRIPTURES (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OW TO HANDLE THE SCRIPTURES (4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s practiced by Paul the apostle (4:1-2, 5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As practiced by Paul the apostle (4:1-2, 5-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approach in regard to the divine message (4:1-2, 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pproach in regard to the divine message (4:1-2, 5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does not use secret and shameful methods (4:1-2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does not distort the Word of God (4:2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preaches Jesus and not himself (4:5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As practiced by Paul the apostle (4:1-2, 5-7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approach in regard to the divine message (4:1-2, 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attitude in regard to the human messenger (4:6-7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His attitude in regard to the human messenger (4:6-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llustration (4:6-7a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mplication (4:7b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As practiced by Paul the apostle (4:1-2, 5-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is approach in regard to the divine message (4:1-2, 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attitude in regard to the human messenger (4:6-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HOW TO HANDLE THE SCRIPTURES (4:1-7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practiced by Paul the apostle (4:1-2, 5-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practiced by Satan, the adversary (4:3-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CORINTHIANS 4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HOW TO HANDLE THE SCRIPTURES (4:1-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HOW TO HANDLE SUFFERING (4:8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HOW TO HANDLE SUFFERING (4:8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The reality of suffering (4:8-9):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reality of suffering (4:8-9):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Pressed on every side by troubles (4:8a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erplexed but not giving up (4:8b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unted down but not abandoned (4:9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Knocked down but able to keep going (4:9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HOW TO HANDLE SUFFERING (4:8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reality of suffering (4:8-9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(desired) reaction to suffering (4:10-1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(desired) reaction to suffering (4:10-13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Paul shares in the death of Jesus so that the life of Jesus may be seen (4:10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 lives under constant danger so that Jesus will be obvious to them (4:11-12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 continues to preach (4:13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HOW TO HANDLE SUFFERING (4:8-1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reality of suffering (4:8-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(desired) reaction to suffering (4:10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rewards of suffering (4:14-1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rewards of suffering (4:14-18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Concerning the future (4:1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Concerning the present (4:16-1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HOW TO HANDLE SUFFERING (4:8-18):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reality of suffering (4:8-9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(desired) reaction to suffering (4:10-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rewards of suffering (4:14-1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ORINTHIANS 4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HOW TO HANDLE THE SCRIPTURES (4:1-7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HOW TO HANDLE SUFFERING (4:8-1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4 </dc:title>
    <meta:initial-creator>David STRICKLAND</meta:initial-creator>
    <dc:creator>David STRICKLAND</dc:creator>
    <meta:creation-date>2020-02-22T19:24:38Z</meta:creation-date>
    <dc:date>2020-02-22T19:24:38Z</dc:date>
    <meta:template xlink:href="BibleStudy" xlink:type="simple"/>
    <meta:editing-cycles>1</meta:editing-cycles>
    <meta:editing-duration>PT0S</meta:editing-duration>
    <meta:document-statistic meta:paragraph-count="53" meta:word-count="506"/>
  </office:meta>
</office:document-meta>
</file>